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dotted #000000" fo:border-left="none" fo:border-right="thin dotte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36"/>
    <style:style style:name="ce5" style:family="table-cell" style:parent-style-name="Default" style:data-style-name="N36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none" fo:border-bottom="thin dotted #000000" fo:border-left="none" fo:border-right="thin dotted #000000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8.99583333333333cm"/>
    </style:style>
    <style:style style:name="co6" style:family="table-column">
      <style:table-column-properties fo:break-before="auto" style:column-width="15.79562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70pt" style:use-optimal-row-height="true" fo:break-before="auto"/>
    </style:style>
    <style:style style:name="ro3" style:family="table-row">
      <style:table-row-properties style:row-height="84pt" style:use-optimal-row-height="true" fo:break-before="auto"/>
    </style:style>
    <style:style style:name="ro4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Not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Matrícula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Prática 1.1</text:p>
          </table:table-cell>
          <table:table-cell office:value-type="string" table:style-name="ce2">
            <text:p>Prática 1.2</text:p>
          </table:table-cell>
          <table:table-cell office:value-type="string" table:style-name="ce2">
            <text:p>Prática 1.3</text:p>
          </table:table-cell>
          <table:table-cell office:value-type="string" table:style-name="ce2">
            <text:p>Prática 1.4</text:p>
          </table:table-cell>
          <table:table-cell office:value-type="string" table:style-name="ce2">
            <text:p>Nota L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036212</text:p>
          </table:table-cell>
          <table:table-cell office:value-type="string" table:style-name="ce3">
            <text:p>ANDRE LUCAS SOUZA DE CASTRO</text:p>
          </table:table-cell>
          <table:table-cell table:number-columns-repeated="4" table:style-name="ce4"/>
          <table:table-cell office:value-type="float" office:value="0" table:formula="of:=SUM([.C2:.F2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200081801</text:p>
          </table:table-cell>
          <table:table-cell office:value-type="string" table:style-name="ce3">
            <text:p>BRENO MATEUS DOS SANTOS</text:p>
          </table:table-cell>
          <table:table-cell table:number-columns-repeated="4" table:style-name="ce4"/>
          <table:table-cell office:value-type="float" office:value="0" table:formula="of:=SUM([.C3:.F3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042917</text:p>
          </table:table-cell>
          <table:table-cell office:value-type="string" table:style-name="ce3">
            <text:p>BRUNO BEZERRA BASTOS</text:p>
          </table:table-cell>
          <table:table-cell office:value-type="float" office:value="1.5" table:style-name="ce4">
            <text:p>1,5</text:p>
          </table:table-cell>
          <table:table-cell office:value-type="float" office:value="1.2" table:style-name="ce5">
            <text:p>1,2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4.2" table:formula="of:=SUM([.C4:.F4])" table:style-name="ce4">
            <text:p>4,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108709</text:p>
          </table:table-cell>
          <table:table-cell office:value-type="string" table:style-name="ce3">
            <text:p>CARLOS ARTHUR RODRIGUES DA SILVA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4"/>
          <table:table-cell office:value-type="float" office:value="0.4" table:formula="of:=SUM([.C5:.F5])" table:style-name="ce4">
            <text:p>0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002288</text:p>
          </table:table-cell>
          <table:table-cell office:value-type="string" table:style-name="ce3">
            <text:p>DANIELA VANESSA DA SILVA CHAVES SANTOS</text:p>
          </table:table-cell>
          <table:table-cell office:value-type="float" office:value="1.1000000000000001" table:style-name="ce4">
            <text:p>1,1</text:p>
          </table:table-cell>
          <table:table-cell table:number-columns-repeated="3" table:style-name="ce4"/>
          <table:table-cell office:value-type="float" office:value="1.1000000000000001" table:formula="of:=SUM([.C6:.F6])" table:style-name="ce4">
            <text:p>1,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0951</text:p>
          </table:table-cell>
          <table:table-cell office:value-type="string" table:style-name="ce3">
            <text:p>FLÁVIO JOSÉ NUNES DE SOUZA</text:p>
          </table:table-cell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1.5" table:formula="of:=SUM([.C7:.F7])" table:style-name="ce4">
            <text:p>1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6010413</text:p>
          </table:table-cell>
          <table:table-cell office:value-type="string" table:style-name="ce3">
            <text:p>HARIAN JUDSON FEITOSA SILVA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4"/>
          <table:table-cell office:value-type="float" office:value="0.2" table:formula="of:=SUM([.C8:.F8])" table:style-name="ce4">
            <text:p>0,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4022774</text:p>
          </table:table-cell>
          <table:table-cell office:value-type="string" table:style-name="ce3">
            <text:p>HÉRMANE WEGELIS BARBOSA DA COSTA</text:p>
          </table:table-cell>
          <table:table-cell office:value-type="float" office:value="0.8" table:style-name="ce4">
            <text:p>0,8</text:p>
          </table:table-cell>
          <table:table-cell office:value-type="float" office:value="1.5" table:style-name="ce4">
            <text:p>1,5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3.8" table:formula="of:=SUM([.C9:.F9])" table:style-name="ce4">
            <text:p>3,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60143378</text:p>
          </table:table-cell>
          <table:table-cell office:value-type="string" table:style-name="ce3">
            <text:p>JEOVA HENRIQUE LINHARES</text:p>
          </table:table-cell>
          <table:table-cell office:value-type="float" office:value="0.8" table:style-name="ce4">
            <text:p>0,8</text:p>
          </table:table-cell>
          <table:table-cell office:value-type="float" office:value="1.2" table:style-name="ce4">
            <text:p>1,2</text:p>
          </table:table-cell>
          <table:table-cell table:number-columns-repeated="2" table:style-name="ce4"/>
          <table:table-cell office:value-type="float" office:value="2" table:formula="of:=SUM([.C10:.F10])" table:style-name="ce4">
            <text:p>2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105801</text:p>
          </table:table-cell>
          <table:table-cell office:value-type="string" table:style-name="ce3">
            <text:p>JOAO VICTOR MOURA MONTEIRO MADRUGA</text:p>
          </table:table-cell>
          <table:table-cell table:number-columns-repeated="4" table:style-name="ce4"/>
          <table:table-cell office:value-type="float" office:value="0" table:formula="of:=SUM([.C11:.F11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5715</text:p>
          </table:table-cell>
          <table:table-cell office:value-type="string" table:style-name="ce3">
            <text:p>JOSE FELIX RODRIGUES ANSELMO</text:p>
          </table:table-cell>
          <table:table-cell office:value-type="float" office:value="1.1000000000000001" table:style-name="ce4">
            <text:p>1,1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.4000000000000001" table:formula="of:=SUM([.C12:.F12])" table:style-name="ce4">
            <text:p>1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108966</text:p>
          </table:table-cell>
          <table:table-cell office:value-type="string" table:style-name="ce3">
            <text:p>JOSÉ ÍKARO SANTOS FERNANDES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4"/>
          <table:table-cell office:value-type="float" office:value="0.4" table:formula="of:=SUM([.C13:.F13])" table:style-name="ce4">
            <text:p>0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2651</text:p>
          </table:table-cell>
          <table:table-cell office:value-type="string" table:style-name="ce3">
            <text:p>JOSÉ RIBEIRO ALECRIM FILHO</text:p>
          </table:table-cell>
          <table:table-cell office:value-type="float" office:value="0.6" table:style-name="ce4">
            <text:p>0,6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3.2" table:formula="of:=SUM([.C14:.F14])" table:style-name="ce4">
            <text:p>3,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7658</text:p>
          </table:table-cell>
          <table:table-cell office:value-type="string" table:style-name="ce3">
            <text:p>JÚLIA EDUARDA COSTA DOS ANJOS</text:p>
          </table:table-cell>
          <table:table-cell office:value-type="float" office:value="1.3" table:style-name="ce4">
            <text:p>1,3</text:p>
          </table:table-cell>
          <table:table-cell office:value-type="float" office:value="1.2" table:style-name="ce4">
            <text:p>1,2</text:p>
          </table:table-cell>
          <table:table-cell table:number-columns-repeated="2" table:style-name="ce4"/>
          <table:table-cell office:value-type="float" office:value="2.5" table:formula="of:=SUM([.C15:.F15])" table:style-name="ce4">
            <text:p>2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14880</text:p>
          </table:table-cell>
          <table:table-cell office:value-type="string" table:style-name="ce3">
            <text:p>LUCAS RODRIGO DE CARVALHO LIRA</text:p>
          </table:table-cell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1.2" table:style-name="ce4">
            <text:p>1,2</text:p>
          </table:table-cell>
          <table:table-cell table:style-name="ce4"/>
          <table:table-cell office:value-type="float" office:value="2.5" table:formula="of:=SUM([.C16:.F16])" table:style-name="ce4">
            <text:p>2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17845</text:p>
          </table:table-cell>
          <table:table-cell office:value-type="string" table:style-name="ce3">
            <text:p>MARCOS VINICIUS DE LIMA MIRANDA</text:p>
          </table:table-cell>
          <table:table-cell table:style-name="ce4"/>
          <table:table-cell office:value-type="float" office:value="1.2" table:style-name="ce4">
            <text:p>1,2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float" office:value="1.5" table:formula="of:=SUM([.C17:.F17])" table:style-name="ce4">
            <text:p>1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5016815</text:p>
          </table:table-cell>
          <table:table-cell office:value-type="string" table:style-name="ce3">
            <text:p>MICHEL RODRIGO NUNES ARRUDA</text:p>
          </table:table-cell>
          <table:table-cell table:number-columns-repeated="4" table:style-name="ce4"/>
          <table:table-cell office:value-type="float" office:value="0" table:formula="of:=SUM([.C18:.F18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48930</text:p>
          </table:table-cell>
          <table:table-cell office:value-type="string" table:style-name="ce3">
            <text:p>MICHELLE SOUSA CORDEIRO</text:p>
          </table:table-cell>
          <table:table-cell office:value-type="float" office:value="0.8" table:style-name="ce4">
            <text:p>0,8</text:p>
          </table:table-cell>
          <table:table-cell office:value-type="float" office:value="1.5" table:style-name="ce4">
            <text:p>1,5</text:p>
          </table:table-cell>
          <table:table-cell office:value-type="float" office:value="1.1000000000000001" table:style-name="ce4">
            <text:p>1,1</text:p>
          </table:table-cell>
          <table:table-cell table:style-name="ce4"/>
          <table:table-cell office:value-type="float" office:value="3.4" table:formula="of:=SUM([.C19:.F19])" table:style-name="ce4">
            <text:p>3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16768</text:p>
          </table:table-cell>
          <table:table-cell office:value-type="string" table:style-name="ce3">
            <text:p>MYLENA VIVIANE DE OLIVEIRA ARAUJO</text:p>
          </table:table-cell>
          <table:table-cell office:value-type="float" office:value="0.9" table:style-name="ce4">
            <text:p>0,9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2.4" table:formula="of:=SUM([.C20:.F20])" table:style-name="ce4">
            <text:p>2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60153599</text:p>
          </table:table-cell>
          <table:table-cell office:value-type="string" table:style-name="ce3">
            <text:p>NATA JOHNATAN DANILO RELVA BRITO</text:p>
          </table:table-cell>
          <table:table-cell table:number-columns-repeated="4" table:style-name="ce4"/>
          <table:table-cell office:value-type="float" office:value="0" table:formula="of:=SUM([.C21:.F21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043492</text:p>
          </table:table-cell>
          <table:table-cell office:value-type="string" table:style-name="ce3">
            <text:p>PAULO VICTOR RIBEIRO DE FREITAS DAMASCENO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2" table:style-name="ce1">
            <text:p>1,2</text:p>
          </table:table-cell>
          <table:table-cell table:number-columns-repeated="2" table:style-name="ce1"/>
          <table:table-cell office:value-type="float" office:value="2.2999999999999998" table:formula="of:=SUM([.C22:.F22])" table:style-name="ce4">
            <text:p>2,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200077620</text:p>
          </table:table-cell>
          <table:table-cell office:value-type="string" table:style-name="ce3">
            <text:p>PEDRO PAULO COSTA GUIMARÃES</text:p>
          </table:table-cell>
          <table:table-cell office:value-type="float" office:value="1.1000000000000001" table:style-name="ce4">
            <text:p>1,1</text:p>
          </table:table-cell>
          <table:table-cell table:number-columns-repeated="3" table:style-name="ce1"/>
          <table:table-cell office:value-type="float" office:value="1.1000000000000001" table:formula="of:=SUM([.C23:.F23])" table:style-name="ce4">
            <text:p>1,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50139498</text:p>
          </table:table-cell>
          <table:table-cell office:value-type="string" table:style-name="ce3">
            <text:p>SAMANTHA COSTA</text:p>
          </table:table-cell>
          <table:table-cell office:value-type="float" office:value="0.8" table:style-name="ce1">
            <text:p>0,8</text:p>
          </table:table-cell>
          <table:table-cell table:number-columns-repeated="3" table:style-name="ce1"/>
          <table:table-cell office:value-type="float" office:value="0.8" table:formula="of:=SUM([.C24:.F24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200074164</text:p>
          </table:table-cell>
          <table:table-cell office:value-type="string" table:style-name="ce3">
            <text:p>VINICIUS BITTENCOURT DOS SANTOS PAGANO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3.7" table:formula="of:=SUM([.C25:.F25])" table:style-name="ce4">
            <text:p>3,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39575</text:p>
          </table:table-cell>
          <table:table-cell office:value-type="string" table:style-name="ce3">
            <text:p>WENDELL ELOI DA SILVA</text:p>
          </table:table-cell>
          <table:table-cell table:number-columns-repeated="2" table:style-name="ce1"/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1.2" table:formula="of:=SUM([.C26:.F26])" table:style-name="ce4">
            <text:p>1,2</text:p>
          </table:table-cell>
          <table:table-cell table:number-columns-repeated="16377"/>
        </table:table-row>
        <table:table-row table:number-rows-repeated="6" table:style-name="ro1">
          <table:table-cell table:style-name="ce6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Correções" table:style-name="ta1">
        <table:table-column table:style-name="co5" table:default-cell-style-name="ce12"/>
        <table:table-column table:style-name="co6" table:default-cell-style-name="ce1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7">
            <text:p>Nome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3">
            <text:p>ANDRE LUCAS SOUZA DE CASTR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BRENO MATEUS DOS SANTOS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BRUNO BEZERRA BASTOS</text:p>
          </table:table-cell>
          <table:table-cell office:value-type="string" table:style-name="ce13">
            <text:p>-método adiciona: ok</text:p>
            <text:p>-método interseccao: ok</text:p>
            <text:p>-método __contains__: ok</text:p>
            <text:p>-método __str__: ok</text:p>
            <text:p>-método ehVazio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LOS ARTHUR RODRIGUES DA SILVA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3">
            <text:p>DANIELA VANESSA DA SILVA CHAVES SANTOS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3">
            <text:p>FLÁVIO JOSÉ NUNES DE SOUZA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3">
            <text:p>HARIAN JUDSON FEITOSA SILVA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HÉRMANE WEGELIS BARBOSA DA COSTA</text:p>
          </table:table-cell>
          <table:table-cell office:value-type="string" table:style-name="ce13">
            <text:p>-método adiciona: ok</text:p>
            <text:p>-método interseccao: ok</text:p>
            <text:p>-método __contains__: ok</text:p>
            <text:p>-método __str__: ok</text:p>
            <text:p>-método ehVazio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EOVA HENRIQUE LINHARES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3">
            <text:p>JOAO VICTOR MOURA MONTEIRO MADRUGA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3">
            <text:p>JOSE FELIX RODRIGUES ANSELMO</text:p>
          </table:table-cell>
          <table:table-cell office:value-type="string" table:style-name="ce13">
            <text:p>-método adiciona: checagem para evitar elementos repetidos está incorreta</text:p>
            <text:p>-método interseccao: o parâmetro 'novo_conjunto' não está sendo utilizado</text:p>
            <text:p>-método __contains__: precisa de um parâmetro</text:p>
            <text:p>-método __str__: ok</text:p>
            <text:p>-método ehVazio: comparação com lista vazia está incorret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SÉ ÍKARO SANTOS FERNANDES</text:p>
          </table:table-cell>
          <table:table-cell table:style-name="ce9"/>
          <table:table-cell table:number-columns-repeated="16382"/>
        </table:table-row>
        <table:table-row table:style-name="ro3">
          <table:table-cell office:value-type="string" table:style-name="ce3">
            <text:p>JOSÉ RIBEIRO ALECRIM FILHO</text:p>
          </table:table-cell>
          <table:table-cell office:value-type="string" table:style-name="ce9">
            <text:p>Método getConjunto() é desnecessário</text:p>
            <text:p>'-método adiciona: ok</text:p>
            <text:p>-método interseccao: ok</text:p>
            <text:p>-método __contains__: ok</text:p>
            <text:p>-método __str__: ok</text:p>
            <text:p>-método ehVazio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ÚLIA EDUARDA COSTA DOS ANJOS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LUCAS RODRIGO DE CARVALHO LIRA</text:p>
          </table:table-cell>
          <table:table-cell office:value-type="string" table:style-name="ce13">
            <text:p>-método adiciona: deve checar se elemento já está na lista</text:p>
            <text:p>-método interseccao: ok</text:p>
            <text:p>-método __contains__: ok</text:p>
            <text:p>-método __str__: ok</text:p>
            <text:p>-método ehVazio: ok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MARCOS VINICIUS DE LIMA MIRANDA</text:p>
          </table:table-cell>
          <table:table-cell office:value-type="string" table:style-name="ce13">
            <text:p>-método adiciona: adiciona elemento sempre que compara com diferente o parâmetro com objetos da lista; lista deve ser atributo inicializado no __init__</text:p>
            <text:p>-método interseccao: parâmetro deve ser outro conjunto e não uma list</text:p>
            <text:p>-método __contains__: deve retornar verdadeiro ou falso (de acordo com se o parâmetro está na lista)</text:p>
            <text:p>-método __str__: ok</text:p>
            <text:p>-método ehVazio: uso incorreto de for (vc quer que i seja um objeto da lista ou um número denotando uma posição da lista?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CHEL RODRIGO NUNES ARRUDA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3">
            <text:p>MICHELLE SOUSA CORDEIRO</text:p>
          </table:table-cell>
          <table:table-cell office:value-type="string" table:style-name="ce13">
            <text:p>-método adiciona: ok</text:p>
            <text:p>-método interseccao: a conversão para str só funciona quando os objetos armazenados são str</text:p>
            <text:p>-método __contains__: ok</text:p>
            <text:p>-método __str__: ok</text:p>
            <text:p>-método ehVazio: se o objeto '' (string vazia) for um dos elementos do conjunto, o método irá retornar que o conjunto está vazi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YLENA VIVIANE DE OLIVEIRA ARAUJO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3">
            <text:p>NATA JOHNATAN DANILO RELVA BRITO</text:p>
          </table:table-cell>
          <table:table-cell table:style-name="ce11"/>
          <table:table-cell table:number-columns-repeated="16382"/>
        </table:table-row>
        <table:table-row table:style-name="ro1">
          <table:table-cell office:value-type="string" table:style-name="ce3">
            <text:p>PAULO VICTOR RIBEIRO DE FREITAS DAMASCENO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3">
            <text:p>PEDRO PAULO COSTA GUIMARÃES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3">
            <text:p>SAMANTHA COSTA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VINICIUS BITTENCOURT DOS SANTOS PAGANO</text:p>
          </table:table-cell>
          <table:table-cell office:value-type="string" table:style-name="ce13">
            <text:p>-método adiciona: ok</text:p>
            <text:p>-método interseccao: ok</text:p>
            <text:p>-método __contains__: ok</text:p>
            <text:p>-método __str__: ok</text:p>
            <text:p>-método ehVazio: o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WENDELL ELOI DA SILVA</text:p>
          </table:table-cell>
          <table:table-cell office:value-type="string" table:style-name="ce13">
            <text:p>-método adiciona: ok</text:p>
            <text:p>-método interseccao: deve retornar um objeto Conjunto (e não Intersec -&gt; pra que serve este?)</text:p>
            <text:p>-método __contains__: ok</text:p>
            <text:p>-método __str__: ok</text:p>
            <text:p>-método ehVazio: ok</text:p>
          </table:table-cell>
          <table:table-cell table:number-columns-repeated="16382"/>
        </table:table-row>
        <table:table-row table:style-name="ro1">
          <table:table-cell table:number-columns-repeated="2" table:style-name="ce12"/>
          <table:table-cell table:number-columns-repeated="16382"/>
        </table:table-row>
        <table:table-row table:style-name="ro2">
          <table:table-cell office:value-type="string" table:style-name="ce13">
            <text:p>-método adiciona:</text:p>
            <text:p>-método interseccao:</text:p>
            <text:p>-método __contains__:</text:p>
            <text:p>-método __str__:</text:p>
            <text:p>-método ehVazio:</text:p>
          </table:table-cell>
          <table:table-cell table:style-name="ce12"/>
          <table:table-cell table:number-columns-repeated="16382"/>
        </table:table-row>
        <table:table-row table:number-rows-repeated="104854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0</meta:generator>
    <dc:title/>
    <dc:description/>
    <dc:subject/>
    <meta:initial-creator/>
    <dc:creator>Bruno Silva</dc:creator>
    <meta:creation-date>2021-01-25T15:05:35Z</meta:creation-date>
    <dc:date>2021-11-08T18:30:45Z</dc:date>
    <meta:editing-cycles>153</meta:editing-cycles>
    <meta:editing-duration>PT30700S</meta:editing-duration>
  </office:meta>
</office:document-meta>
</file>